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_20_concave" draw:marker-end="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2.471cm" svg:height="1.412cm" svg:x="2.059cm" svg:y="2.059cm">
          <text:p text:style-name="P1"><text:span text:style-name="T1">Proj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id="id2" draw:layer="layout" svg:width="3.883cm" svg:height="1.412cm" svg:x="8.06cm" svg:y="2.412cm">
          <text:p text:style-name="P2"><text:span text:style-name="T2">Règle de ges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id="id3" draw:layer="layout" svg:width="3.883cm" svg:height="1.412cm" svg:x="7.001cm" svg:y="4.883cm">
          <text:p text:style-name="P2"><text:span text:style-name="T2">Cas d'utilis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4" draw:layer="layout" svg:x1="4.53cm" svg:y1="2.765cm" svg:x2="8.06cm" svg:y2="3.118cm" draw:start-shape="id1" draw:start-glue-point="1" draw:end-shape="id2" draw:end-glue-point="3" svg:d="m4530 2765h1764v353h1766">
          <text:p text:style-name="P3"><text:span text:style-name="T3">projet</text:span></text:p>
        </draw:connector>
        <draw:connector draw:style-name="gr2" draw:text-style-name="P4" draw:layer="layout" svg:x1="3.294cm" svg:y1="3.471cm" svg:x2="8.942cm" svg:y2="4.883cm" draw:start-shape="id1" draw:start-glue-point="2" draw:end-shape="id3" svg:d="m3294 3471v706h5648v706">
          <text:p text:style-name="P3"><text:span text:style-name="T3">projet</text:span></text:p>
        </draw:connector>
        <draw:custom-shape draw:style-name="gr1" draw:text-style-name="P2" draw:id="id4" draw:layer="layout" svg:width="2.471cm" svg:height="1.412cm" svg:x="2.412cm" svg:y="6.295cm">
          <text:p text:style-name="P2"><text:span text:style-name="T2">Obje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4" draw:layer="layout" svg:x1="3.294cm" svg:y1="3.471cm" svg:x2="3.647cm" svg:y2="6.295cm" draw:start-shape="id1" draw:end-shape="id4" draw:end-glue-point="0" svg:d="m3294 3471v1412h353v1412">
          <text:p text:style-name="P3"><text:span text:style-name="T3">projet</text:span></text:p>
        </draw:connector>
        <draw:custom-shape draw:style-name="gr1" draw:text-style-name="P2" draw:id="id5" draw:layer="layout" svg:width="2.471cm" svg:height="1.412cm" svg:x="6.295cm" svg:y="8.766cm">
          <text:p text:style-name="P2"><text:span text:style-name="T2">Cham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4" draw:layer="layout" svg:x1="4.883cm" svg:y1="7.001cm" svg:x2="6.295cm" svg:y2="9.472cm" draw:start-shape="id4" draw:start-glue-point="1" draw:end-shape="id5" svg:d="m4883 7001h705v2471h707">
          <text:p text:style-name="P3"><text:span text:style-name="T3">objet</text:span></text:p>
        </draw:connector>
        <draw:custom-shape draw:style-name="gr1" draw:text-style-name="P2" draw:id="id6" draw:layer="layout" svg:width="2.471cm" svg:height="1.412cm" svg:x="9.472cm" svg:y="7.707cm">
          <text:p text:style-name="P2"><text:span text:style-name="T2">Scénari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id="id7" draw:layer="layout" svg:width="2.471cm" svg:height="1.412cm" svg:x="14.767cm" svg:y="7.707cm">
          <text:p text:style-name="P2"><text:span text:style-name="T2">A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4" draw:layer="layout" svg:x1="8.942cm" svg:y1="6.295cm" svg:x2="10.707cm" svg:y2="7.707cm" draw:start-shape="id3" draw:end-shape="id6" draw:end-glue-point="0" svg:d="m8942 6295v706h1765v706">
          <text:p text:style-name="P3"><text:span text:style-name="T3">Cas d'utilisation</text:span></text:p>
        </draw:connector>
        <draw:connector draw:style-name="gr2" draw:text-style-name="P4" draw:layer="layout" svg:x1="11.943cm" svg:y1="8.413cm" svg:x2="14.767cm" svg:y2="8.413cm" draw:start-shape="id6" draw:start-glue-point="1" draw:end-shape="id7" svg:d="m11943 8413h2824">
          <text:p text:style-name="P3"><text:span text:style-name="T3">scénario</text:span></text:p>
        </draw:connector>
        <draw:custom-shape draw:style-name="gr1" draw:text-style-name="P2" draw:id="id8" draw:layer="layout" svg:width="2.471cm" svg:height="1.412cm" svg:x="15.826cm" svg:y="2.412cm">
          <text:p text:style-name="P2"><text:span text:style-name="T2">Sché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4" draw:layer="layout" svg:x1="11.943cm" svg:y1="3.118cm" svg:x2="15.826cm" svg:y2="3.118cm" draw:start-shape="id2" draw:end-shape="id8" draw:end-glue-point="3" svg:d="m11943 3118h3883">
          <text:p text:style-name="P3"><text:span text:style-name="T3">Règle de gestio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lien </meta:initial-creator>
    <meta:creation-date>2011-08-05T08:46:31</meta:creation-date>
    <dc:date>2011-08-05T09:06:51</dc:date>
    <dc:creator>julien </dc:creator>
    <meta:editing-duration>PT00H20M22S</meta:editing-duration>
    <meta:editing-cycles>3</meta:editing-cycles>
    <meta:generator>OpenOffice.org/3.2$Linux OpenOffice.org_project/320m12$Build-9483</meta:generator>
    <meta:document-statistic meta:object-count="15"/>
  </office:meta>
</office:document-meta>
</file>